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Command.onCommand(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Command.init( ICommandListservManager commandListservManager ,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Command.onError( Mail mail , String subject , String err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